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Text_20_body">
      <style:text-properties officeooo:paragraph-rsid="001f4e9b" fo:background-color="#fff200"/>
    </style:style>
    <style:style style:name="P2" style:family="paragraph" style:parent-style-name="Subtitle">
      <style:text-properties officeooo:rsid="001f4e9b" officeooo:paragraph-rsid="001f4e9b"/>
    </style:style>
    <style:style style:name="P3" style:family="paragraph" style:parent-style-name="Title">
      <style:text-properties officeooo:rsid="001f4e9b" officeooo:paragraph-rsid="001f4e9b"/>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Subtitle">
      <style:text-properties officeooo:rsid="001f4e9b" officeooo:paragraph-rsid="00259743"/>
    </style:style>
    <style:style style:name="P6" style:family="paragraph" style:parent-style-name="Text_20_body">
      <style:text-properties fo:font-weight="bold" officeooo:paragraph-rsid="001f4e9b" fo:background-color="#fff200" style:font-weight-asian="bold" style:font-weight-complex="bold"/>
    </style:style>
    <style:style style:name="P7" style:family="paragraph" style:parent-style-name="Text_20_body">
      <style:text-properties officeooo:rsid="0023caf0" officeooo:paragraph-rsid="00259743"/>
    </style:style>
    <style:style style:name="P8" style:family="paragraph" style:parent-style-name="Text_20_body">
      <style:text-properties officeooo:paragraph-rsid="00259743"/>
    </style:style>
    <style:style style:name="P9" style:family="paragraph" style:parent-style-name="Text_20_body">
      <style:text-properties officeooo:rsid="00259743" officeooo:paragraph-rsid="00259743"/>
    </style:style>
    <style:style style:name="T1" style:family="text">
      <style:text-properties officeooo:rsid="001fbed0"/>
    </style:style>
    <style:style style:name="T2" style:family="text">
      <style:text-properties officeooo:rsid="001f4e9b"/>
    </style:style>
    <style:style style:name="T3" style:family="text">
      <style:text-properties officeooo:rsid="0023caf0"/>
    </style:style>
    <style:style style:name="T4" style:family="text">
      <style:text-properties officeooo:rsid="00259743"/>
    </style:style>
    <style:style style:name="T5" style:family="text">
      <style:text-properties style:text-position="0% 100%"/>
    </style:style>
    <style:style style:name="Sect1" style:family="section">
      <style:section-properties style:editable="false">
        <style:columns fo:column-count="1" fo:column-gap="0cm"/>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Aufgabe 1: <text:span text:style-name="T3">Arukone</text:span><text:reference-mark-end text:name="Aufgabe"/></text:p>
      <text:p text:style-name="P5">Team-ID: <text:reference-mark-start text:name="TeamId"/><text:span text:style-name="T4">00889</text:span><text:reference-mark-end text:name="TeamId"/></text:p>
      <text:p text:style-name="P2">Team: <text:span text:style-name="T3">Felix Haag</text:span></text:p>
      <text:p text:style-name="P2">Bearbeiter/-innen dieser Aufgabe:<text:line-break/><text:span text:style-name="T3">Felix Haag</text:span></text:p>
      <text:p text:style-name="P2"><text:date style:data-style-name="N46" text:date-value="2023-11-12T15:56:19.988952772" text:fixed="true">12. November 2023</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4"><text:a xlink:type="simple" xlink:href="#__RefHeading___Toc2232_4178761632" text:style-name="Index_20_Link" text:visited-style-name="Index_20_Link">Lösungsidee<text:tab/>1</text:a></text:p>
          <text:p text:style-name="P4"><text:a xlink:type="simple" xlink:href="#__RefHeading___Toc2234_4178761632" text:style-name="Index_20_Link" text:visited-style-name="Index_20_Link">Umsetzung<text:tab/>1</text:a></text:p>
          <text:p text:style-name="P4"><text:a xlink:type="simple" xlink:href="#__RefHeading___Toc2236_4178761632" text:style-name="Index_20_Link" text:visited-style-name="Index_20_Link">Beispiele<text:tab/>2</text:a></text:p>
          <text:p text:style-name="P4"><text:a xlink:type="simple" xlink:href="#__RefHeading___Toc2238_4178761632" text:style-name="Index_20_Link" text:visited-style-name="Index_20_Link">Quellcode<text:tab/>2</text:a></text:p>
        </text:index-body>
      </text:table-of-content>
      <text:p text:style-name="P6"/>
      <text:h text:style-name="Heading_20_1" text:outline-level="1"><text:bookmark-start text:name="__RefHeading___Toc2232_4178761632"/>Lösungsidee<text:bookmark-end text:name="__RefHeading___Toc2232_4178761632"/></text:h>
      <text:p text:style-name="P8"><text:span text:style-name="T3">In der Aufgabe sind für die Erstellung eines Arukone-Rätsels mehrere Regeln gegeben: </text:span>Jeder Linienzug besteht nur aus horizontalen und vertikalen Abschnitten (nicht schräg) <text:span text:style-name="T4">(Regel 1)</text:span>, <text:span text:style-name="T3">i</text:span>n jedem Feld mit einer Zahl beginnt oder endet genau ein Linienzug <text:span text:style-name="T4">(Regel 2)</text:span> <text:span text:style-name="T3">und j</text:span>edes Feld ohne Zahl wird von genau einem Linienzug durchlaufen oder ist leer <text:span text:style-name="T4">(Regel 3)</text:span>. <text:span text:style-name="T3">Um ein lösbares Arukone-Rätsel zu erstellen, müssen allerdings noch weitere Regeln definiert werden: Zwei gleiche Zahlen sollten nicht in benachbarten Feldern liegen (Regel </text:span><text:span text:style-name="T4">4</text:span><text:span text:style-name="T3">) und jedes Feld mit einer Zahl braucht mindestens ein leeres benachbartes Feld (Regel </text:span><text:span text:style-name="T4">5</text:span><text:span text:style-name="T3">).</text:span></text:p>
      <text:p text:style-name="P9">Zuerst wird ein Gitter der Größe n x n erstellt und eine Anzahl an Zahlenpaaren ausgewählt. Diese muss nach der Aufgabenstellung mindestens n/2 sein und <text:span text:style-name="T5">ist maximal n.</text:span></text:p>
      <text:p text:style-name="P7">Die erste Zahl kann auf einem zufälligen Feld im Gitter platziert werden. Bei jeder weiteren weiteren Zahl kann man zuerst wieder ein zufälliges, leeres Feld (Feld ohne Zahl und ohne Linienzug) auswählen. Jetzt muss jedoch überprüft werden, ob die Zahl mit Beachtung aller Regeln auf diesem Feld platziert werden kann: </text:p>
      <text:p text:style-name="P7">Nach Regel <text:span text:style-name="T4">5</text:span> müssen das ausgewählte Feld mindestens ein leeres benachbartes Feld <text:span text:style-name="T4">(rechts, links, oben, unten) </text:span><text:s/>haben und auch alle Felder auf denen schon eine Zahl platziert wurde müssen weiterhin mindestens ein leeres benachbartes Feld haben. </text:p>
      <text:p text:style-name="P7"><text:span text:style-name="T4">Ist die Zahl schon einmal im Gitter vorhanden, darf das ausgewählte Feld nach Regel 4 nicht direkt neben dem Feld der bereits platzierten Zahl liegen. Zusätzlich muss überprüft werden, ob ein Linienzug zwischen dem ausgewählten Feld und dem Feld der bereits platzierten Zahl auf dem </text:span><text:soft-page-break/><text:span text:style-name="T4">Gitter gezogen werden kann. Hierfür wird unter Beachtung der Regeln 1 bis 3 der schnellste Weg zwischen den Feldern gesucht.</text:span></text:p>
      <text:p text:style-name="P9">Ist die Zahl noch nicht im Gitter vorhanden, muss das ausgewählte Feld nach Regel 4 und 5 mindestens zwei benachbarte Felder in einer Richtung (rechts, links, oben, unten) haben.</text:p>
      <text:p text:style-name="P7">Ist eine der <text:span text:style-name="T4">Bedingungen</text:span> nicht erfüllt, muss ein neues Feld für die Zahl ausgewählt werden, welches wieder wie oben beschrieben überprüft werden muss. <text:span text:style-name="T4">Sind alle Bedingeungen erfüllt, kann die Zahl auf dem ausgewählten Feld des Gitters platziert werden. Außerdem wird gegebenenfalls der gefundene Linienzug zwischen dem Feld der Zahl und dem Feld der bereits platzierten gleichen Zahl auf dem Gitter eingetragen.</text:span></text:p>
      <text:p text:style-name="P8"><text:span text:style-name="T4">So wird in zufälliger Reihenfolge mit jeder Zahl zwei mal vorgegangen bis alle Zahlen auf dem Gitter platziert werden. Um wieder ein leeres Rätsel zu erhalten, werden am Ende alle Linienzüge wieder entfernt.</text:span></text:p>
      <text:h text:style-name="Heading_20_1" text:outline-level="1"><text:bookmark-start text:name="__RefHeading___Toc2234_4178761632"/>Umsetzung<text:bookmark-end text:name="__RefHeading___Toc2234_4178761632"/></text:h>
      <text:p text:style-name="P9">Die Lösungsidee wird in Python implementiert. Zuerst wird für das Gitter eine zwei-dimensionale Liste der Größe n x n gefüllt mit Nullen <text:s/>erstellt. Jedes Feld des Gitters entspricht somit einem Wert der Liste an der Stelle y, x, 0 &lt; y, x &lt; n. Mit der random-Bibliothek wird eine zufällige Anzahl an Zahlenpaaren zwischen n/2 und n ausgewählt. Jede Zahl 1 bis Anzahl der Zahlenpaare wird in einer zweiten Liste gespeichert und die Liste dann zufällig durchgemischt.</text:p>
      <text:p text:style-name="P9">Zum Platzieren der Zahlen auf dem Gitter wird nun die Liste der Zahlen mit einer while-Schleife durchlaufen. Bei jedem Durchlauf wird die vorderste Zahl der Liste entnommen, bis diese leer ist, also alle Zahlen platziert wurden. </text:p>
      <text:p text:style-name="P9">Für die entnommene Zahl werden zuerst in einer weiteren Liste alle Positionen, an denen in der Gitter-Liste noch keine Zahl oder ein Linienzug (dargestellt durch -1) vorhanden ist, gespeichert. Hierfür wird die Gitter-Liste mit zwei for-Schleifen durchlaufen und jeder Wert überprüft. Ist der Wert 0, ist das Feld noch frei.</text:p>
      <text:p text:style-name="P9">Mit einer weitern while-schleife werden alle Positionen der Liste mit freien Feldern durchlaufen. Bei jedem Durchlauf wird ein zufälliger Wert Liste entnommen, bis eine Position gefunden wurde an der die aktuelle Zahl mit Beachtung aller Bedingungen im Gitter platziert werden kann.</text:p>
      <text:p text:style-name="P9"/>
      <text:h text:style-name="Heading_20_1" text:outline-level="1"><text:bookmark-start text:name="__RefHeading___Toc2236_4178761632"/>Beispiele<text:bookmark-end text:name="__RefHeading___Toc2236_4178761632"/></text:h>
      <text:p text:style-name="P1">Genügend Beispiele einbinden! Die Beispiele von de<text:span text:style-name="T2">n</text:span> B<text:span text:style-name="T2">WINF</text:span>-Webseite<text:span text:style-name="T2">n</text:span> sollten hier diskutiert werden, aber auch eigene Beispiele sind sehr gut – besonders wenn sie Spezialfälle abdecken. Bitte jedoch nicht 30 Seiten Programmausgabe hier einfügen!</text:p>
      <text:h text:style-name="Heading_20_1" text:outline-level="1"><text:bookmark-start text:name="__RefHeading___Toc2238_4178761632"/><text:soft-page-break/>Quellcode<text:bookmark-end text:name="__RefHeading___Toc2238_4178761632"/></text:h>
      <text:p text:style-name="P1">Unwichtige Teile des Programms sollen hier nicht abgedruckt werden. Dieser Teil sollte nicht mehr als 2–3 Seiten umfassen, maximal 10.</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1: Arukone</text:reference-ref><text:tab/><text:tab/><text:span text:style-name="MT1">Team-ID: </text:span><text:span text:style-name="MT1"><text:reference-ref text:reference-format="text" text:ref-name="TeamId">00889</text:reference-ref></text:span></text:p>
      </style:header>
      <style:header-first>
        <text:p text:style-name="Header"/>
      </style:header-first>
      <style:footer>
        <text:p text:style-name="Footer"><text:tab/><text:page-number text:select-page="current">3</text:page-number>/<text:page-count>3</text:page-count></text:p>
      </style:footer>
      <style:footer-first>
        <text:p text:style-name="Footer"><text:tab/><text:page-number text:select-page="current">1</text:page-number>/<text:page-count>3</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5:56:20.694509548</meta:creation-date>
    <meta:editing-duration>PT2H18M18S</meta:editing-duration>
    <meta:editing-cycles>3</meta:editing-cycles>
    <meta:generator>LibreOffice/7.6.2.1$MacOSX_X86_64 LibreOffice_project/56f7684011345957bbf33a7ee678afaf4d2ba333</meta:generator>
    <dc:date>2023-11-12T18:14:37.960920084</dc:date>
    <meta:document-statistic meta:table-count="0" meta:image-count="0" meta:object-count="0" meta:page-count="3" meta:paragraph-count="31" meta:word-count="692" meta:character-count="4503" meta:non-whitespace-character-count="3834"/>
  </office:meta>
</office:document-meta>
</file>